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Helvetica" svg:font-family="Helvetica" style:font-family-generic="swiss"/>
    <style:font-face style:name="Helvetica1"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Roboto" svg:font-family="Roboto"/>
    <style:font-face style:name="Roboto1" svg:font-family="Roboto" style:font-family-generic="system" style:font-pitch="variable"/>
  </office:font-face-decls>
  <office:automatic-styles>
    <style:style style:name="P1" style:family="paragraph" style:parent-style-name="Standard">
      <style:paragraph-properties fo:text-align="start" style:justify-single-word="false"/>
      <style:text-properties style:font-name="Helvetica" fo:font-size="42pt" fo:font-weight="bold" officeooo:rsid="00042dc5" officeooo:paragraph-rsid="00042dc5" style:font-size-asian="42pt" style:font-weight-asian="bold" style:font-size-complex="42pt" style:font-weight-complex="bold"/>
    </style:style>
    <style:style style:name="P2" style:family="paragraph" style:parent-style-name="Contents_20_1">
      <style:paragraph-properties>
        <style:tab-stops>
          <style:tab-stop style:position="6.6929in" style:type="right" style:leader-style="dotted" style:leader-text="."/>
        </style:tab-stops>
      </style:paragraph-properties>
    </style:style>
    <style:style style:name="P3" style:family="paragraph" style:parent-style-name="Heading_20_1">
      <style:paragraph-properties fo:break-before="page"/>
      <style:text-properties officeooo:rsid="0004d56b" officeooo:paragraph-rsid="0004d56b"/>
    </style:style>
    <style:style style:name="P4" style:family="paragraph" style:parent-style-name="Heading_20_1">
      <style:text-properties officeooo:rsid="0004d56b" officeooo:paragraph-rsid="0004d56b"/>
    </style:style>
    <style:style style:name="P5" style:family="paragraph" style:parent-style-name="Heading_20_1">
      <style:paragraph-properties fo:break-before="page"/>
      <style:text-properties officeooo:paragraph-rsid="0004d56b"/>
    </style:style>
    <style:style style:name="P6" style:family="paragraph" style:parent-style-name="Standard">
      <style:paragraph-properties fo:text-align="start" style:justify-single-word="false"/>
      <style:text-properties style:font-name="Helvetica" fo:font-size="16pt" fo:font-weight="normal" officeooo:rsid="0004d56b" officeooo:paragraph-rsid="0004d56b" style:font-size-asian="16pt" style:font-weight-asian="normal" style:font-size-complex="16pt" style:font-weight-complex="normal"/>
    </style:style>
    <style:style style:name="P7" style:family="paragraph" style:parent-style-name="Standard">
      <style:paragraph-properties fo:text-align="start" style:justify-single-word="false"/>
      <style:text-properties style:font-name="Helvetica" fo:font-size="42pt" fo:font-weight="bold" officeooo:rsid="00042dc5" officeooo:paragraph-rsid="00042dc5" style:font-size-asian="42pt" style:font-weight-asian="bold" style:font-size-complex="42pt" style:font-weight-complex="bold"/>
    </style:style>
    <style:style style:name="P8" style:family="paragraph" style:parent-style-name="Text_20_body">
      <style:text-properties style:font-name="Helvetica1" officeooo:rsid="0005078b" officeooo:paragraph-rsid="0005078b"/>
    </style:style>
    <style:style style:name="P9" style:family="paragraph" style:parent-style-name="Text_20_body">
      <style:text-properties officeooo:rsid="0005078b" officeooo:paragraph-rsid="0005078b"/>
    </style:style>
    <style:style style:name="P10" style:family="paragraph" style:parent-style-name="Text_20_body">
      <style:text-properties officeooo:paragraph-rsid="0005078b"/>
    </style:style>
    <style:style style:name="P11" style:family="paragraph" style:parent-style-name="Text_20_body">
      <style:text-properties officeooo:rsid="0006b559" officeooo:paragraph-rsid="0006b559"/>
    </style:style>
    <style:style style:name="P12" style:family="paragraph" style:parent-style-name="Text_20_body">
      <style:text-properties officeooo:rsid="00075bbc" officeooo:paragraph-rsid="00075bbc"/>
    </style:style>
    <style:style style:name="P13" style:family="paragraph" style:parent-style-name="Text_20_body">
      <style:text-properties officeooo:rsid="00089a98" officeooo:paragraph-rsid="00089a98"/>
    </style:style>
    <style:style style:name="P14" style:family="paragraph" style:parent-style-name="Text_20_body">
      <style:paragraph-properties fo:text-align="start" style:justify-single-word="false"/>
      <style:text-properties officeooo:rsid="00089a98" officeooo:paragraph-rsid="00089a98"/>
    </style:style>
    <style:style style:name="P15" style:family="paragraph" style:parent-style-name="Text_20_body">
      <style:text-properties officeooo:rsid="000a3865" officeooo:paragraph-rsid="000a3865"/>
    </style:style>
    <style:style style:name="P16" style:family="paragraph">
      <loext:graphic-properties draw:fill-color="#000000"/>
      <style:paragraph-properties fo:text-align="center"/>
      <style:text-properties fo:font-size="12pt"/>
    </style:style>
    <style:style style:name="T1" style:family="text">
      <style:text-properties officeooo:rsid="0004d56b"/>
    </style:style>
    <style:style style:name="T2" style:family="text">
      <style:text-properties style:font-name="Helvetica1" officeooo:rsid="0005078b"/>
    </style:style>
    <style:style style:name="T3" style:family="text">
      <style:text-properties fo:font-style="italic" style:font-style-asian="italic" style:font-style-complex="italic"/>
    </style:style>
    <style:style style:name="T4" style:family="text">
      <style:text-properties fo:font-style="italic" officeooo:rsid="000a3865" style:font-style-asian="italic" style:font-style-complex="italic"/>
    </style:style>
    <style:style style:name="T5" style:family="text">
      <style:text-properties fo:color="#808080" loext:opacity="100%" fo:font-style="italic" style:font-style-asian="italic" style:font-style-complex="italic"/>
    </style:style>
    <style:style style:name="T6" style:family="text">
      <style:text-properties officeooo:rsid="00075bbc"/>
    </style:style>
    <style:style style:name="T7" style:family="text">
      <style:text-properties officeooo:rsid="00085ef8"/>
    </style:style>
    <style:style style:name="T8" style:family="text">
      <style:text-properties officeooo:rsid="000a3865"/>
    </style:style>
    <style:style style:name="Sect1" style:family="section">
      <style:section-properties style:editable="false">
        <style:columns fo:column-count="1" fo:column-gap="0in"/>
      </style:section-properties>
    </style:style>
    <style:style style:name="gr1" style:family="graphic">
      <style:graphic-properties svg:stroke-color="#000000" draw:fill-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Fullstack <text:line-break/>Projektin <text:line-break/>Raportti</text:p>
      <text:p text:style-name="P1"><draw:line text:anchor-type="paragraph" draw:z-index="0" draw:name="Horizontal line 1" draw:style-name="gr1" draw:text-style-name="P16" svg:x1="-0.011in" svg:y1="0.2965in" svg:x2="3.0555in" svg:y2="0.2965in"><text:p/></draw:line></text:p>
      <text:p text:style-name="Text_20_body">Saku Karttunen</text:p>
      <text:p text:style-name="Text_20_body">- Fullstack Portfolio</text:p>
      <text:p text:style-name="P6"/>
      <text:h text:style-name="P3" text:outline-level="1"><text:bookmark-start text:name="__RefHeading___Toc5_47649289"/>Abstract<text:bookmark-end text:name="__RefHeading___Toc5_47649289"/></text:h>
      <text:p text:style-name="P8">Tässä raportissa käyn lävitse Fullstack Web Development kurssin projektia. Miksi valitsin juuri tämän aiheen? Kuinka projekti toteutui? Sen tavoitteet sekä muuta. Tämän raportin päämääränä on antaa kurssin ohjaajille, taikka muille kiinnostuneille osapuolille mahdollisuus ymmärtää projektin toteutuksen prosessia.</text:p>
      <text:p text:style-name="P10"><text:span text:style-name="T2">// TODO: jotain siistiä</text:span></text:p>
      <text:p text:style-name="P10"><text:span text:style-name="T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5_47649289" text:style-name="Index_20_Link" text:visited-style-name="Index_20_Link">Abstract<text:tab/>2</text:a></text:p>
          <text:p text:style-name="P2"><text:a xlink:type="simple" xlink:href="#__RefHeading___Toc7_47649289" text:style-name="Index_20_Link" text:visited-style-name="Index_20_Link">Table of contents<text:tab/>2</text:a></text:p>
          <text:p text:style-name="P2"><text:a xlink:type="simple" xlink:href="#__RefHeading___Toc9_47649289" text:style-name="Index_20_Link" text:visited-style-name="Index_20_Link">Introduction<text:tab/>2</text:a></text:p>
          <text:p text:style-name="P2"><text:a xlink:type="simple" xlink:href="#__RefHeading___Toc11_47649289" text:style-name="Index_20_Link" text:visited-style-name="Index_20_Link">Projektin katselmus<text:tab/>2</text:a></text:p>
          <text:p text:style-name="P2"><text:a xlink:type="simple" xlink:href="#__RefHeading___Toc13_47649289" text:style-name="Index_20_Link" text:visited-style-name="Index_20_Link">Design and implementation<text:tab/>2</text:a></text:p>
          <text:p text:style-name="P2"><text:a xlink:type="simple" xlink:href="#__RefHeading___Toc15_47649289" text:style-name="Index_20_Link" text:visited-style-name="Index_20_Link">Testing and validation<text:tab/>2</text:a></text:p>
          <text:p text:style-name="P2"><text:a xlink:type="simple" xlink:href="#__RefHeading___Toc17_47649289" text:style-name="Index_20_Link" text:visited-style-name="Index_20_Link">Results<text:tab/>3</text:a></text:p>
          <text:p text:style-name="P2"><text:a xlink:type="simple" xlink:href="#__RefHeading___Toc19_47649289" text:style-name="Index_20_Link" text:visited-style-name="Index_20_Link">Conclusion and Closing Thoughts<text:tab/>3</text:a></text:p>
        </text:index-body>
      </text:table-of-content>
      <text:p text:style-name="Text_20_body"/>
      <text:h text:style-name="P5" text:outline-level="1"><text:bookmark-start text:name="__RefHeading___Toc9_47649289"/><text:span text:style-name="T1">Introduction</text:span><text:bookmark-end text:name="__RefHeading___Toc9_47649289"/></text:h>
      <text:p text:style-name="subheader">Taustaa projektille, miksi valitsin tämän <text:span text:style-name="T6">aiheen</text:span>?</text:p>
      <text:p text:style-name="Text_20_body">Projektin idea heräsi siitä omasta tarpeestani tehdä uudistettu ja parannettu portfolio sivusto itselleni vanhan tilalle. Vanhan portfolion olin nimittäin tehnyt Mikan “Web Perusteet” kurssin jälkeen. Sitä oli siis vähän hankala näyttää asiakkaille ja kertoa omista taidoistaan suoralla naamalla.</text:p>
      <text:p text:style-name="Text_20_body">Uuden portfolion pitäisi siis olla ylläpidettävä, näyttävä, helppokäyttöinen sekä SEO ystävällinen. Aikaisemmalla puoliskolla moduulia olimmekin opetelleet Microsoftin ASP.NET Corea <text:span text:style-name="T5">(vai mikä ikinä sen nimi taas nykyään onkaan)</text:span>, jonka koin olevan erittäin hyvä valinta tähän tarpeeseeni. Kokemukseni frameworkin kanssa on vasta vähäistä, mutta olin tyytyväinen valintaani.</text:p>
      <text:p text:style-name="P11">C# on minulle joksenkin tuttu kielenä, sillä olin aikaisemmin käynyt opinnoissani Olio-ohjelmoinnin perustoja, joka tapahtui C# ympäristössä. En kuitenkaan ole mikään C# guru, joten projekti auttoi minua paljon oppimaan ja kokeilemaan C# ympäristössä työskentelemistä.</text:p>
      <text:h text:style-name="P4" text:outline-level="1"><text:bookmark-start text:name="__RefHeading___Toc11_47649289"/>Projektin katselmus<text:bookmark-end text:name="__RefHeading___Toc11_47649289"/></text:h>
      <text:p text:style-name="subheader">Korkeatasoinen katselmus projektista</text:p>
      <text:p text:style-name="P12">Kuten aiemmin mainitsin, sivustojen pitäisi olla helppo käyttöisiä, ylläpidettäviä sekä SEO optimoituja. Jotta saisin saavutettua päämäärät, laadin listan sivuston ominaisuuksista.</text:p>
      <text:p text:style-name="P12">- Content Management Dashboard<text:line-break/>Sen kautta pystyisin helposti muokkaamaan sivujen sisältöä koskematta koodiin. Se mahdollistaisi myös minulle sisällön editointia miltä tahansa laitteelta.</text:p>
      <text:p text:style-name="P12">- <text:span text:style-name="T7">Authentication ja Authorization<text:line-break/>Jotta kuka vaan ei pystyisi sivujani muokkaamaan haluamallaan tavalla. Tämä tapahtuisi Cookie Authentication avulla, jota olimme harjoitelleet kurssin aikana moneen otteeseen. Uusia käyttäjiä ei voisi luoda dashboardin ulkopuolella, sillä vain minun pitäisi pystyä päivittämään sivujani.</text:span></text:p>
      <text:p text:style-name="P12">- <text:span text:style-name="T7">Prior Works and Projects<text:line-break/>Helppo tapa lisätä henkilökohtaisia sekä asiakkaille tehtyjä projekteja. Niille pitäisi olla omat sivunsa, jonka kautta pystyisi lukemaan projekteista sekä niiden prosesseista tarkemmin. Olisi myös hyvä mahdollistaa linkkien lisäämisen, jotta sivuilla kävijöiden olisi helppo käydä katsomassa töitteni tuotoksia yhden klikkauksen päästä.</text:span></text:p>
      <text:p text:style-name="P12">- <text:span text:style-name="T7">Contact Form<text:line-break/>Yhteydenotto lomake olisi hyvä olla, jotta mahdolliset asiakkaat voisivat ottaa minuun yhteyttä helposti navigoimatta erikseen sähköpostipalveluntarjoajilleen. Tämä </text:span><text:soft-page-break/><text:span text:style-name="T7">mahdollistaisi myös sivujen palautteiden helppoa keräämistä. Olin aikaisemmassa projektissa luonut yhteydenotto lomakkeita, joten tiesin jo suunnan mistä alkaa.</text:span></text:p>
      <text:p text:style-name="P12">- <text:span text:style-name="T7">SEO Optimization<text:line-break/>Sivujen olisi hyvä olla hakukoneoptimoituja, sillä mainostan sen avulla omia taitojani työnantajille sekä asiakkaille. Sivujen olisi siis hyvä pysyä kevyinä ja meta tagien kuuluisi olla kunnossa.</text:span></text:p>
      <text:p text:style-name="P12">- <text:span text:style-name="T7">Guestbook<text:line-break/>Viimeisenä sekä vähäisempänä prioriteettinä, olisi hauska jos sivuilla voisi löytyä vieraskirja, johon kävijät voisivat pienemmällä kynnyksellä lähettää ajatuksensa ja palautteensa. Tämä kuitenkin olisi vasta silloin toteutettavissa, kun keskeisemmät ominaisuudet olisivat kunnossa.</text:span></text:p>
      <text:h text:style-name="Heading_20_2" text:outline-level="2">Tech Stack</text:h>
      <text:p text:style-name="subheader">Mitä teknologioita projekti pitäisi sisällään?</text:p>
      <text:p text:style-name="P13">Projekti rakentuu Microsoftin .NET Core kehityskehyksen ympärille. Olimme moduulissa käyttäneet sen MVC sekä Blazor teknologioita. Tämä projekti rakentuisi MVC arkkitehtuurin ympärille myös.</text:p>
      <text:p text:style-name="P14"><text:a xlink:type="simple" xlink:href="https://dotnet.microsoft.com/en-us/apps/aspnet/mvc" text:style-name="Internet_20_link" text:visited-style-name="Visited_20_Internet_20_Link"><text:span text:style-name="T4">ASP.NET</text:span><text:span text:style-name="T3"> MVC </text:span><text:span text:style-name="T4">Pattern</text:span><text:span text:style-name="T3"> - </text:span><text:span text:style-name="T4">Microsoft</text:span></text:a></text:p>
      <text:p text:style-name="P13">Databasen pitäisi olla kestävä, nopea sekä dynaaminen iteroinnin nopeuden takia. Valitsin siksi MongoDB:n. Se mahdollisti helpon ja nopean käyttöönoton, sillä se oli NoSQL pohjainen tietokanta. Tiesin myös työskenteleväni MongoDB:n parissa tulevana kesänä, joten pidin sen oppimista hyvänä. MongoDB on myös “battle-tested” ja laajalla käytöllä oleva tietokanta ratkaisu, joten pystyin luottamaan sen toimintaan projektissa.</text:p>
      <text:p text:style-name="P15"><text:a xlink:type="simple" xlink:href="https://www.mongodb.com/company/what-is-mongodb" text:style-name="Internet_20_link" text:visited-style-name="Visited_20_Internet_20_Link"><text:span text:style-name="T3">What is MongoDB? - MongoDB</text:span></text:a></text:p>
      <text:p text:style-name="P13">Päätin käyttää myös Dockeria web sovellukseni julkaisuun, sillä se on aikaisemminkin tehnyt elämästäni huomattavasti helpompaa. Docker mahdollistaisi että virtuaalikoneille ei tarvitsisi enään miettiä riippuvuuksien, SDK:iden taikka muiden asioiden lataamista sovelluksen toimintaa varten.</text:p>
      <text:p text:style-name="P15"><text:a xlink:type="simple" xlink:href="https://aws.amazon.com/docker/" text:style-name="Internet_20_link" text:visited-style-name="Visited_20_Internet_20_Link"><text:span text:style-name="T3">Docker – Amazon Web Services</text:span></text:a></text:p>
      <text:p text:style-name="P13">SSL sertifikaattien hallintaan valitsin Caddy reverse proxy:ksi. Caddy ohjaisi virtuaalikoneelle tulleita pyyntöjä Dotnet sovellustani kohti. Tämän lisäksi se käyttää Let’s Encryptin palveluita luodakseen luotettavan SSL sertifikaatin täysin automaattisesti. En siis tarvitsisi montaa riviä Nginx config koodia taikka manuaalista sertifikaattien uudistamista.</text:p>
      <text:p text:style-name="P15"><text:a xlink:type="simple" xlink:href="https://caddyserver.com/docs/quick-starts/caddyfile" text:style-name="Internet_20_link" text:visited-style-name="Visited_20_Internet_20_Link"><text:span text:style-name="T3">Caddyfile Quickstart - CaddyServer</text:span></text:a></text:p>
      <text:h text:style-name="Heading_20_1" text:outline-level="1"><text:bookmark-start text:name="__RefHeading___Toc13_47649289"/><text:soft-page-break/>Design and implementation<text:bookmark-end text:name="__RefHeading___Toc13_47649289"/></text:h>
      <text:p text:style-name="P9">Syvempi katselmus projektin komponentteihin</text:p>
      <text:p text:style-name="P9">Frontend</text:p>
      <text:p text:style-name="P9">Backend</text:p>
      <text:p text:style-name="P9">Database</text:p>
      <text:h text:style-name="Heading_20_1" text:outline-level="1"><text:bookmark-start text:name="__RefHeading___Toc15_47649289"/>Testing and validation<text:bookmark-end text:name="__RefHeading___Toc15_47649289"/></text:h>
      <text:p text:style-name="Text_20_body">Testing used in the project</text:p>
      <text:p text:style-name="P9">Bugeja ja ongelmia, kuinka ne ratkottiin</text:p>
      <text:h text:style-name="Heading_20_1" text:outline-level="1"><text:bookmark-start text:name="__RefHeading___Toc17_47649289"/>Results<text:bookmark-end text:name="__RefHeading___Toc17_47649289"/></text:h>
      <text:p text:style-name="P9">Kuinka päämääriin päästiin</text:p>
      <text:p text:style-name="P9">Päästiinkö projektissa suunnitelmien mukaisesti</text:p>
      <text:p text:style-name="P9">Vastaan tulleita haasteita ja kuinka ne ratkottiin</text:p>
      <text:h text:style-name="Heading_20_1" text:outline-level="1"><text:bookmark-start text:name="__RefHeading___Toc19_47649289"/>Conclusion and Closing Thoughts<text:bookmark-end text:name="__RefHeading___Toc19_47649289"/></text:h>
      <text:p text:style-name="P9">Tiivistelmä projektista ja sen saavutuksista</text:p>
      <text:p text:style-name="P9">Potentiaalisia parannuksia tulevaisuutta vart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Helvetica" svg:font-family="Helvetica" style:font-family-generic="swiss"/>
    <style:font-face style:name="Helvetica1"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Roboto" svg:font-family="Roboto"/>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Roboto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Roboto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Roboto1" style:font-family-complex="Roboto"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text-properties style:font-name="Helvetica1" fo:font-family="Helvetica" style:font-family-generic="swiss" style:font-pitch="variable" officeooo:rsid="0006b559"/>
    </style:style>
    <style:style style:name="List" style:family="paragraph" style:parent-style-name="Text_20_body" style:class="list">
      <style:text-properties style:font-size-asian="12pt" style:font-name-complex="Roboto" style:font-family-complex="Roboto"/>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Roboto" style:font-family-complex="Roboto"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oboto" style:font-family-complex="Roboto"/>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Helvetica1" fo:font-family="Helvetica" style:font-family-generic="swis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Text" style:family="paragraph" style:parent-style-name="Caption" style:class="extra"/>
    <style:style style:name="subheader" style:family="paragraph" style:parent-style-name="Text_20_body">
      <style:text-properties fo:color="#780373" loext:opacity="100%" fo:font-style="italic" officeooo:rsid="0005078b"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2T16:10:53.689318848</meta:creation-date>
    <dc:date>2024-05-02T17:44:38.967848609</dc:date>
    <meta:editing-duration>PT15M9S</meta:editing-duration>
    <meta:editing-cycles>2</meta:editing-cycles>
    <meta:generator>LibreOffice/24.2.2.2$Linux_X86_64 LibreOffice_project/420$Build-2</meta:generator>
    <meta:document-statistic meta:table-count="0" meta:image-count="0" meta:object-count="0" meta:page-count="5" meta:paragraph-count="54" meta:word-count="658" meta:character-count="5403" meta:non-whitespace-character-count="4796"/>
  </office:meta>
</office:document-meta>
</file>